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4B100000118DAF95C7FD80D2C18.png" manifest:media-type="image/png"/>
  <manifest:file-entry manifest:full-path="Pictures/10000000000001EB0000016A937494564E8EDB48.png" manifest:media-type="image/png"/>
  <manifest:file-entry manifest:full-path="Pictures/10000000000001FA0000021EF47FDE231625A45C.png" manifest:media-type="image/png"/>
  <manifest:file-entry manifest:full-path="Pictures/10000000000001B1000002F51A8A847B783B8663.png" manifest:media-type="image/png"/>
  <manifest:file-entry manifest:full-path="Pictures/100000000000025B00000275CC0586603FC39556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435126FE6E5E0F70.png" manifest:media-type="image/png"/>
  <manifest:file-entry manifest:full-path="Pictures/1000000000000BD000000FC01C7C572FC665DE03.jpg" manifest:media-type="image/jpeg"/>
  <manifest:file-entry manifest:full-path="Pictures/1000000100000640000004ADAF2C1B768EFAE22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74cm" fo:min-width="8.02cm" fo:wrap-option="no-wrap" style:writing-mode="lr-tb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2-title">
      <style:graphic-properties draw:auto-grow-height="true" fo:min-height="2.4cm"/>
      <style:paragraph-properties style:writing-mode="lr-tb"/>
    </style:style>
    <style:style style:name="pr4" style:family="presentation" style:parent-style-name="LushGreen2-outline1">
      <style:graphic-properties fo:min-height="11.93cm"/>
      <style:paragraph-properties style:writing-mode="lr-tb"/>
    </style:style>
    <style:style style:name="pr5" style:family="presentation" style:parent-style-name="LushGreen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draw:auto-grow-height="true" fo:min-height="2.4cm"/>
      <style:paragraph-properties style:writing-mode="lr-tb"/>
    </style:style>
    <style:style style:name="pr7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ushGreen3-title">
      <style:graphic-properties fo:min-height="2.4cm"/>
      <style:paragraph-properties style:writing-mode="lr-tb"/>
    </style:style>
    <style:style style:name="pr9" style:family="presentation" style:parent-style-name="LushGreen3-notes">
      <style:graphic-properties draw:fill-color="#ffffff" fo:min-height="13.364cm"/>
      <style:paragraph-properties style:writing-mode="lr-tb"/>
    </style:style>
    <style:style style:name="pr10" style:family="presentation" style:parent-style-name="LushGreen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rojets avion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SOMMAIRE</text:p>
          </draw:text-box>
        </draw:frame>
        <draw:frame presentation:style-name="pr4" draw:layer="layout" svg:width="16.8cm" svg:height="13.886cm" svg:x="4.4cm" svg:y="3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âble management</text:p>
              </text:list-item>
              <text:list-item>
                <text:p><text:s/>PROGRAMME ARDUINO</text:p>
              </text:list-item>
              <text:list-item>
                <text:p>PROGRAMME PROCESSING</text:p>
              </text:list-item>
              <text:list-item>
                <text:p>RESULT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list text:style-name="L2">
              <text:list-header>
                <text:p text:style-name="P3">câble management</text:p>
              </text:list-header>
            </text:list>
          </draw:text-box>
        </draw:frame>
        <draw:frame draw:style-name="gr2" draw:text-style-name="P4" draw:layer="layout" svg:width="12.287cm" svg:height="17cm" svg:x="7.713cm" svg:y="3.2cm">
          <draw:image xlink:href="Pictures/1000000000000BD000000FC01C7C572FC665DE0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list text:style-name="L2">
              <text:list-header>
                <text:p text:style-name="P3">PROGRAMME ARDUINO</text:p>
              </text:list-header>
            </text:list>
          </draw:text-box>
        </draw:frame>
        <draw:frame draw:style-name="gr2" draw:text-style-name="P4" draw:layer="layout" svg:width="11.455cm" svg:height="16.028cm" svg:x="6.8cm" svg:y="3.2cm">
          <draw:image xlink:href="Pictures/10000000000001B1000002F51A8A847B783B8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list text:style-name="L2">
              <text:list-header>
                <text:p text:style-name="P3">PROGRAMME PROCESSING</text:p>
              </text:list-header>
            </text:list>
          </draw:text-box>
        </draw:frame>
        <draw:frame draw:style-name="gr2" draw:text-style-name="P4" draw:layer="layout" svg:width="27.6cm" svg:height="8.726cm" svg:x="0.2cm" svg:y="7.674cm">
          <draw:image xlink:href="Pictures/10000000000004B100000118DAF95C7FD80D2C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list text:style-name="L2">
              <text:list-header>
                <text:p text:style-name="P3">PROGRAMME PROCESSING</text:p>
              </text:list-header>
            </text:list>
          </draw:text-box>
        </draw:frame>
        <draw:frame draw:style-name="gr3" draw:text-style-name="P6" draw:layer="layout" svg:width="13.4cm" svg:height="11.739cm" svg:x="0cm" svg:y="8.2cm">
          <draw:image xlink:href="Pictures/10000000000001FA0000021EF47FDE231625A45C.png" xlink:type="simple" xlink:show="embed" xlink:actuate="onLoad" draw:mime-type="image/png">
            <text:p/>
          </draw:image>
        </draw:frame>
        <draw:frame draw:style-name="gr3" draw:text-style-name="P6" draw:layer="layout" svg:width="12.99cm" svg:height="11.6cm" svg:x="13.61cm" svg:y="8.4cm">
          <draw:image xlink:href="Pictures/10000000000001EB0000016A937494564E8EDB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list text:style-name="L2">
              <text:list-header>
                <text:p text:style-name="P3">résultat</text:p>
              </text:list-header>
            </text:list>
          </draw:text-box>
        </draw:frame>
        <draw:custom-shape draw:style-name="gr4" draw:text-style-name="P7" draw:layer="layout" svg:width="9.2cm" svg:height="2.4cm" svg:x="13cm" svg:y="3.6cm">
          <text:p text:style-name="P7">Voir video</text:p>
          <draw:enhanced-geometry svg:viewBox="0 0 21600 21600" draw:text-areas="800 800 20800 20800" draw:type="round-rectangular-callout" draw:modifiers="1570.52494294098 44999.2503123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10.4cm" svg:height="10.848cm" svg:x="1.4cm" svg:y="9.4cm">
          <draw:image xlink:href="Pictures/100000000000025B00000275CC0586603FC395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2:49:40.413000000</meta:creation-date>
    <meta:editing-duration>PT22M17S</meta:editing-duration>
    <meta:editing-cycles>7</meta:editing-cycles>
    <meta:generator>LibreOffice/7.5.2.2$MacOSX_AARCH64 LibreOffice_project/53bb9681a964705cf672590721dbc85eb4d0c3a2</meta:generator>
    <dc:title>Lush Green</dc:title>
    <dc:date>2023-09-07T11:27:21.934760217</dc:date>
    <meta:document-statistic meta:object-count="83"/>
  </office:meta>
</office:document-meta>
</file>